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ANSWER" style:family="table">
      <style:table-properties style:width="17cm" table:align="margins"/>
    </style:style>
    <style:style style:name="ANSWER.A" style:family="table-column">
      <style:table-column-properties style:column-width="5.667cm" style:rel-column-width="21845*"/>
    </style:style>
    <style:style style:name="ANSWER.A1" style:family="table-cell">
      <style:table-cell-properties fo:padding="0.097cm" fo:border-left="0.05pt solid #000000" fo:border-right="none" fo:border-top="0.05pt solid #000000" fo:border-bottom="0.05pt solid #000000"/>
    </style:style>
    <style:style style:name="ANSWER.C1" style:family="table-cell">
      <style:table-cell-properties fo:padding="0.097cm" fo:border="0.05pt solid #000000"/>
    </style:style>
    <style:style style:name="ANSWER.A2" style:family="table-cell">
      <style:table-cell-properties fo:padding="0.097cm" fo:border-left="0.05pt solid #000000" fo:border-right="none" fo:border-top="none" fo:border-bottom="0.05pt solid #000000"/>
    </style:style>
    <style:style style:name="ANSWER.C2" style:family="table-cell">
      <style:table-cell-properties fo:padding="0.097cm" fo:border-left="0.05pt solid #000000" fo:border-right="0.05pt solid #000000" fo:border-top="none" fo:border-bottom="0.05pt solid #000000"/>
    </style:style>
    <style:style style:name="ANSWER.5" style:family="table-row">
      <style:table-row-properties style:min-row-height="0.688cm"/>
    </style:style>
    <style:style style:name="P1" style:family="paragraph" style:parent-style-name="Standard">
      <style:paragraph-properties fo:text-align="center" style:justify-single-word="false"/>
      <style:text-properties style:font-name="Arial" fo:font-size="15pt" fo:font-weight="bold" officeooo:rsid="00185494" officeooo:paragraph-rsid="0014fdf5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officeooo:rsid="00185494" officeooo:paragraph-rsid="0014fdf5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3pt" fo:font-weight="bold" officeooo:rsid="00185494" officeooo:paragraph-rsid="0014fdf5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normal" officeooo:rsid="00185494" officeooo:paragraph-rsid="0014fdf5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font-weight="bold" officeooo:rsid="00185494" officeooo:paragraph-rsid="0014fdf5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officeooo:rsid="0014fdf5" officeooo:paragraph-rsid="0014fdf5" style:font-size-asian="8.75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officeooo:rsid="00185494" officeooo:paragraph-rsid="0014fdf5" style:font-size-asian="8.75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officeooo:paragraph-rsid="0014fdf5" style:font-size-asian="8.75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officeooo:rsid="001a1d2c" officeooo:paragraph-rsid="0014fdf5" style:font-size-asian="8.75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officeooo:rsid="0014fdf5" officeooo:paragraph-rsid="0014fdf5" style:font-size-asian="8.75pt" style:font-size-complex="10pt"/>
    </style:style>
    <style:style style:name="T1" style:family="text">
      <style:text-properties fo:font-size="32pt" style:font-size-asian="28pt" style:font-size-complex="32pt"/>
    </style:style>
    <style:style style:name="T2" style:family="text">
      <style:text-properties officeooo:rsid="0014fd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thematics sheet: ROUNDING WORKSHEET</text:p>
      <text:p text:style-name="P3"/>
      <text:p text:style-name="P4">ROUNDING TO THE NEAREST TEN (10<text:span text:style-name="T2">0</text:span>)</text:p>
      <text:p text:style-name="P4"/>
      <table:table table:name="ANSWER" table:style-name="ANSWER">
        <table:table-column table:style-name="ANSWER.A" table:number-columns-repeated="3"/>
        <table:table-row>
          <table:table-cell table:style-name="ANSWER.A1" office:value-type="string">
            <text:p text:style-name="P7">Starting number</text:p>
          </table:table-cell>
          <table:table-cell table:style-name="ANSWER.A1" office:value-type="string">
            <text:p text:style-name="P7">Ending number (answer)</text:p>
          </table:table-cell>
          <table:table-cell table:style-name="ANSWER.C1" office:value-type="string">
            <text:p text:style-name="P7">Correct (y/n)</text:p>
          </table:table-cell>
        </table:table-row>
        <table:table-row>
          <table:table-cell table:style-name="ANSWER.A2" office:value-type="string">
            <text:p text:style-name="P10">76</text:p>
          </table:table-cell>
          <table:table-cell table:style-name="ANSWER.A2" office:value-type="string">
            <text:p text:style-name="P8"/>
          </table:table-cell>
          <table:table-cell table:style-name="ANSWER.C2" office:value-type="string">
            <text:p text:style-name="P7">Correct / Incorrect</text:p>
          </table:table-cell>
        </table:table-row>
        <table:table-row>
          <table:table-cell table:style-name="ANSWER.A2" office:value-type="string">
            <text:p text:style-name="P10">1</text:p>
          </table:table-cell>
          <table:table-cell table:style-name="ANSWER.A2" office:value-type="string">
            <text:p text:style-name="P8"/>
          </table:table-cell>
          <table:table-cell table:style-name="ANSWER.C2" office:value-type="string">
            <text:p text:style-name="P7">Correct / Incorrect</text:p>
          </table:table-cell>
        </table:table-row>
        <table:table-row>
          <table:table-cell table:style-name="ANSWER.A2" office:value-type="string">
            <text:p text:style-name="P10">67</text:p>
          </table:table-cell>
          <table:table-cell table:style-name="ANSWER.A2" office:value-type="string">
            <text:p text:style-name="P8"/>
          </table:table-cell>
          <table:table-cell table:style-name="ANSWER.C2" office:value-type="string">
            <text:p text:style-name="P7">Correct / Incorrect</text:p>
          </table:table-cell>
        </table:table-row>
        <table:table-row table:style-name="ANSWER.5">
          <table:table-cell table:style-name="ANSWER.A2" office:value-type="string">
            <text:p text:style-name="P10">43</text:p>
          </table:table-cell>
          <table:table-cell table:style-name="ANSWER.A2" office:value-type="string">
            <text:p text:style-name="P8"/>
          </table:table-cell>
          <table:table-cell table:style-name="ANSWER.C2" office:value-type="string">
            <text:p text:style-name="P7">Correct / Incorrect</text:p>
          </table:table-cell>
        </table:table-row>
        <table:table-row>
          <table:table-cell table:style-name="ANSWER.A2" office:value-type="string">
            <text:p text:style-name="P10">10</text:p>
          </table:table-cell>
          <table:table-cell table:style-name="ANSWER.A2" office:value-type="string">
            <text:p text:style-name="P8"/>
          </table:table-cell>
          <table:table-cell table:style-name="ANSWER.C2" office:value-type="string">
            <text:p text:style-name="P7">Correct / Incorrect</text:p>
          </table:table-cell>
        </table:table-row>
        <table:table-row>
          <table:table-cell table:style-name="ANSWER.A2" office:value-type="string">
            <text:p text:style-name="P10">40</text:p>
          </table:table-cell>
          <table:table-cell table:style-name="ANSWER.A2" office:value-type="string">
            <text:p text:style-name="P8"/>
          </table:table-cell>
          <table:table-cell table:style-name="ANSWER.C2" office:value-type="string">
            <text:p text:style-name="P7">Correct / Incorrect</text:p>
          </table:table-cell>
        </table:table-row>
        <table:table-row>
          <table:table-cell table:style-name="ANSWER.A2" office:value-type="string">
            <text:p text:style-name="P10">51</text:p>
          </table:table-cell>
          <table:table-cell table:style-name="ANSWER.A2" office:value-type="string">
            <text:p text:style-name="P8"/>
          </table:table-cell>
          <table:table-cell table:style-name="ANSWER.C2" office:value-type="string">
            <text:p text:style-name="P7">Correct / Incorrect</text:p>
          </table:table-cell>
        </table:table-row>
        <table:table-row>
          <table:table-cell table:style-name="ANSWER.A2" office:value-type="string">
            <text:p text:style-name="P10">21</text:p>
          </table:table-cell>
          <table:table-cell table:style-name="ANSWER.A2" office:value-type="string">
            <text:p text:style-name="P8"/>
          </table:table-cell>
          <table:table-cell table:style-name="ANSWER.C2" office:value-type="string">
            <text:p text:style-name="P7">Correct / Incorrect</text:p>
          </table:table-cell>
        </table:table-row>
        <table:table-row>
          <table:table-cell table:style-name="ANSWER.A2" office:value-type="string">
            <text:p text:style-name="P10">87</text:p>
          </table:table-cell>
          <table:table-cell table:style-name="ANSWER.A2" office:value-type="string">
            <text:p text:style-name="P8"/>
          </table:table-cell>
          <table:table-cell table:style-name="ANSWER.C2" office:value-type="string">
            <text:p text:style-name="P7">Correct / Incorrect</text:p>
          </table:table-cell>
        </table:table-row>
        <table:table-row>
          <table:table-cell table:style-name="ANSWER.A2" office:value-type="string">
            <text:p text:style-name="P10">54</text:p>
          </table:table-cell>
          <table:table-cell table:style-name="ANSWER.A2" office:value-type="string">
            <text:p text:style-name="P9"/>
          </table:table-cell>
          <table:table-cell table:style-name="ANSWER.C2" office:value-type="string">
            <text:p text:style-name="P7">Correct / Incorrect</text:p>
          </table:table-cell>
        </table:table-row>
      </table:table>
      <text:p text:style-name="P5"/>
      <text:p text:style-name="P5"/>
      <text:p text:style-name="P6">------ / <text:span text:style-name="T1">10</text:span></text:p>
      <text:p text:style-name="P1"><text:s text:c="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16:26:31.346000000</meta:creation-date>
    <dc:date>2015-06-26T16:27:46.215000000</dc:date>
    <meta:editing-duration>PT1M15S</meta:editing-duration>
    <meta:editing-cycles>1</meta:editing-cycles>
    <meta:generator>LibreOffice/4.3.7.2$Windows_x86 LibreOffice_project/8a35821d8636a03b8bf4e15b48f59794652c68ba</meta:generator>
    <meta:document-statistic meta:table-count="1" meta:image-count="0" meta:object-count="0" meta:page-count="1" meta:paragraph-count="27" meta:word-count="60" meta:character-count="355" meta:non-whitespace-character-count="306"/>
  </office:meta>
</office:document-meta>
</file>